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E0E000022BB42E926196D3525B8.svm" manifest:media-type=""/>
  <manifest:file-entry manifest:full-path="Pictures/100000000000044C000000EB4B4C27D1C5F5BB39.png" manifest:media-type="image/png"/>
  <manifest:file-entry manifest:full-path="Pictures/1000000000000454000000A8C3087FAFC57ACD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941a8" officeooo:paragraph-rsid="001517b0"/>
    </style:style>
    <style:style style:name="P3" style:family="paragraph" style:parent-style-name="Standard">
      <style:text-properties officeooo:rsid="001cf978" officeooo:paragraph-rsid="001cf978"/>
    </style:style>
    <style:style style:name="P4" style:family="paragraph" style:parent-style-name="Standard">
      <style:text-properties officeooo:rsid="001941a8" officeooo:paragraph-rsid="001517b0"/>
    </style:style>
    <style:style style:name="T1" style:family="text">
      <style:text-properties officeooo:rsid="0025d3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23</text:span></text:p>
      <text:p text:style-name="P1"><draw:frame draw:style-name="fr1" draw:name="Figura1" text:anchor-type="paragraph" svg:x="0cm" svg:y="0.296cm" svg:width="17cm" svg:height="6.428cm" draw:z-index="0"><draw:image xlink:href="Pictures/2000000900005E0E000022BB42E926196D3525B8.svm" xlink:type="simple" xlink:show="embed" xlink:actuate="onLoad"/></draw:frame></text:p>
      <text:p text:style-name="P2"><draw:frame draw:style-name="fr2" draw:name="Figura2" text:anchor-type="paragraph" svg:width="17cm" svg:height="4.336cm" draw:z-index="1"><draw:image xlink:href="Pictures/100000000000044C000000EB4B4C27D1C5F5BB39.png" xlink:type="simple" xlink:show="embed" xlink:actuate="onLoad"/></draw:frame></text:p>
      <text:p text:style-name="P2"><draw:frame draw:style-name="fr2" draw:name="Figura3" text:anchor-type="paragraph" svg:width="17cm" svg:height="2.577cm" draw:z-index="2"><draw:image xlink:href="Pictures/1000000000000454000000A8C3087FAFC57ACDB8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14:09:41.489000000</dc:date>
    <meta:editing-duration>PT39M50S</meta:editing-duration>
    <meta:editing-cycles>19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8" meta:non-whitespace-character-count="8"/>
  </office:meta>
</office:document-meta>
</file>